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50000016AE8361526.png"/>
  <manifest:file-entry manifest:media-type="image/png" manifest:full-path="Pictures/100002010000005000000028454E8812.png"/>
  <manifest:file-entry manifest:media-type="image/png" manifest:full-path="Pictures/10000201000000500000007184B920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 0.22cm 0.45cm 0.10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46cm"/>
    </style:style>
    <style:style style:name="gr4" style:family="graphic" style:parent-style-name="standard">
      <style:graphic-properties draw:stroke="none" svg:stroke-color="#000000" draw:fill="none" draw:fill-color="#ffffff" fo:min-height="1.65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431cm 0.25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1.101cm 0.25cm 0.6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88cm 0.25cm 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.681cm 0.25cm 1.2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.25cm 1.431cm)" draw:image-opacity="100%" style:mirror="none"/>
    </style:style>
    <style:style style:name="gr10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58cm"/>
    </style:style>
    <style:style style:name="gr12" style:family="graphic" style:parent-style-name="standard">
      <style:graphic-properties draw:stroke="none" svg:stroke-color="#000000" draw:fill="none" draw:fill-color="#ffffff" fo:min-height="0.489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8pt" fo:font-weight="bold" style:font-size-asian="8pt" style:font-size-complex="8pt"/>
    </style:style>
    <style:style style:name="P4" style:family="paragraph">
      <style:paragraph-properties fo:margin-left="0cm" fo:margin-right="0cm" fo:text-indent="0cm"/>
      <style:text-properties fo:font-size="8pt" fo:font-style="italic" style:font-size-asian="8pt" style:font-size-complex="8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center" fo:text-indent="0cm"/>
      <style:text-properties fo:font-size="8pt" fo:font-weight="bold" style:font-size-asian="8pt" style:font-size-complex="8pt"/>
    </style:style>
    <style:style style:name="P8" style:family="paragraph">
      <style:paragraph-properties fo:margin-left="0cm" fo:margin-right="0cm" fo:text-align="center" fo:text-indent="0cm"/>
      <style:text-properties fo:color="#ffffff" fo:font-size="8pt" fo:font-weight="bold" style:font-size-asian="8pt" style:font-size-complex="8pt"/>
    </style:style>
    <style:style style:name="P9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bold" style:font-size-asian="8pt" style:font-size-complex="8pt"/>
    </style:style>
    <style:style style:name="T2" style:family="text">
      <style:text-properties fo:font-size="8pt" fo:font-style="italic" style:font-size-asian="8pt" style:font-size-complex="8pt"/>
    </style:style>
    <style:style style:name="T3" style:family="text">
      <style:text-properties fo:color="#ffffff" fo:font-size="8pt" fo:font-weight="bold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id="id5" draw:layer="layout" svg:width="2.179cm" svg:height="2.26cm" svg:x="17.767cm" svg:y="14.716cm">
          <draw:image xlink:href="Pictures/10000201000001650000016AE8361526.png" xlink:type="simple" xlink:show="embed" xlink:actuate="onLoad">
            <text:p/>
          </draw:image>
        </draw:frame>
        <draw:frame draw:style-name="gr2" draw:text-style-name="P1" draw:id="id2" draw:layer="layout" svg:width="2.362cm" svg:height="2.573cm" svg:x="18.768cm" svg:y="6.632cm">
          <draw:image xlink:href="Pictures/10000201000000500000007184B920CC.png" xlink:type="simple" xlink:show="embed" xlink:actuate="onLoad">
            <text:p/>
          </draw:image>
        </draw:frame>
        <draw:frame draw:style-name="gr3" draw:text-style-name="P3" draw:layer="layout" svg:width="2.11cm" svg:height="1.396cm" draw:transform="rotate (-0.357967029585156) translate (18.823cm 7.283cm)">
          <draw:text-box>
            <text:p text:style-name="P2"><text:span text:style-name="T1">A-204-06</text:span></text:p>
          </draw:text-box>
        </draw:frame>
        <draw:frame draw:style-name="gr4" draw:text-style-name="P4" draw:layer="layout" svg:width="3.194cm" svg:height="1.947cm" svg:x="21.032cm" svg:y="6.915cm">
          <draw:text-box>
            <text:p text:style-name="P2"><text:span text:style-name="T2">serveur DHCP</text:span></text:p>
            <text:p text:style-name="P2"><text:span text:style-name="T2">serveur NFS</text:span></text:p>
            <text:p text:style-name="P2"><text:span text:style-name="T2">serveur NTP</text:span></text:p>
            <text:p text:style-name="P2"><text:span text:style-name="T2">serveur DNS</text:span></text:p>
          </draw:text-box>
        </draw:frame>
        <draw:frame draw:style-name="gr5" draw:text-style-name="P1" draw:id="id4" draw:layer="layout" svg:width="0.882cm" svg:height="1.332cm" svg:x="13.574cm" svg:y="7.402cm">
          <draw:image xlink:href="Pictures/100002010000005000000028454E8812.png" xlink:type="simple" xlink:show="embed" xlink:actuate="onLoad">
            <text:p/>
          </draw:image>
        </draw:frame>
        <draw:frame draw:style-name="gr6" draw:text-style-name="P1" draw:layer="layout" svg:width="0.454cm" svg:height="1.332cm" svg:x="14.412cm" svg:y="7.402cm">
          <draw:image xlink:href="Pictures/100002010000005000000028454E8812.png" xlink:type="simple" xlink:show="embed" xlink:actuate="onLoad">
            <text:p/>
          </draw:image>
        </draw:frame>
        <draw:frame draw:style-name="gr7" draw:text-style-name="P1" draw:id="id7" draw:layer="layout" svg:width="0.3cm" svg:height="1.332cm" svg:x="14.83cm" svg:y="7.402cm">
          <draw:image xlink:href="Pictures/100002010000005000000028454E8812.png" xlink:type="simple" xlink:show="embed" xlink:actuate="onLoad">
            <text:p/>
          </draw:image>
        </draw:frame>
        <draw:frame draw:style-name="gr8" draw:text-style-name="P1" draw:layer="layout" svg:width="0.284cm" svg:height="1.332cm" svg:x="15.112cm" svg:y="7.406cm">
          <draw:image xlink:href="Pictures/100002010000005000000028454E8812.png" xlink:type="simple" xlink:show="embed" xlink:actuate="onLoad">
            <text:p/>
          </draw:image>
        </draw:frame>
        <draw:frame draw:style-name="gr9" draw:text-style-name="P1" draw:id="id6" draw:layer="layout" svg:width="0.882cm" svg:height="1.332cm" svg:x="15.392cm" svg:y="7.402cm">
          <draw:image xlink:href="Pictures/100002010000005000000028454E8812.png" xlink:type="simple" xlink:show="embed" xlink:actuate="onLoad">
            <text:p/>
          </draw:image>
        </draw:frame>
        <draw:connector draw:style-name="gr10" draw:text-style-name="P1" draw:layer="layout" draw:type="line" svg:x1="15.943cm" svg:y1="7.927cm" svg:x2="18.768cm" svg:y2="7.918cm" draw:start-shape="id1" draw:start-glue-point="1" draw:end-shape="id2">
          <text:p/>
        </draw:connector>
        <draw:frame draw:style-name="gr1" draw:text-style-name="P1" draw:id="id3" draw:layer="layout" svg:width="2.179cm" svg:height="2.26cm" svg:x="9.783cm" svg:y="14.727cm">
          <draw:image xlink:href="Pictures/10000201000001650000016AE8361526.png" xlink:type="simple" xlink:show="embed" xlink:actuate="onLoad">
            <text:p/>
          </draw:image>
        </draw:frame>
        <draw:connector draw:style-name="gr10" draw:text-style-name="P5" draw:layer="layout" draw:line-skew="-2.136cm" svg:x1="10.872cm" svg:y1="14.727cm" svg:x2="14.015cm" svg:y2="8.734cm" draw:start-shape="id3" draw:start-glue-point="0" draw:end-shape="id4" draw:end-glue-point="2">
          <text:p/>
        </draw:connector>
        <draw:connector draw:style-name="gr10" draw:text-style-name="P1" draw:layer="layout" draw:line-skew="-2.248cm" svg:x1="18.856cm" svg:y1="14.716cm" svg:x2="15.833cm" svg:y2="8.734cm" draw:start-shape="id5" draw:start-glue-point="0" draw:end-shape="id6">
          <text:p/>
        </draw:connector>
        <draw:frame draw:style-name="gr11" draw:text-style-name="P7" draw:id="id1" draw:layer="layout" svg:width="2.06cm" svg:height="0.683cm" svg:x="13.883cm" svg:y="7.586cm">
          <draw:text-box>
            <text:p text:style-name="P6"><text:span text:style-name="T1">Switch</text:span></text:p>
          </draw:text-box>
        </draw:frame>
        <draw:frame draw:style-name="gr12" draw:text-style-name="P8" draw:layer="layout" svg:width="2.01cm" svg:height="0.739cm" svg:x="9.639cm" svg:y="15.062cm">
          <draw:text-box>
            <text:p text:style-name="P6"><text:span text:style-name="T3">A-204-02</text:span></text:p>
          </draw:text-box>
        </draw:frame>
        <draw:custom-shape draw:style-name="gr13" draw:text-style-name="P9" draw:layer="layout" svg:width="6.342cm" svg:height="0.59cm" svg:x="11.54cm" svg:y="15.354cm">
          <text:p text:style-name="P9"><text:span text:style-name="T4"/></text:p>
          <text:p text:style-name="P9"><text:span text:style-name="T4"/></text:p>
          <text:p text:style-name="P9"><text:span text:style-name="T4">Migration aller-retour</text:span></text:p>
          <draw:enhanced-geometry svg:viewBox="0 0 21600 21600" draw:text-areas="?f5 ?f1 ?f6 ?f3" draw:mirror-horizontal="false" draw:mirror-vertical="false" draw:type="left-right-arrow" draw:modifiers="2144.48523543496 6939.36651583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0" draw:text-style-name="P1" draw:layer="layout" draw:type="line" svg:x1="14.98cm" svg:y1="8.734cm" svg:x2="14.95cm" svg:y2="10.264cm" draw:start-shape="id7" draw:start-glue-point="2" draw:end-shape="id8" draw:end-glue-point="0">
          <text:p/>
        </draw:connector>
        <draw:frame draw:style-name="gr12" draw:text-style-name="P8" draw:layer="layout" svg:width="2.01cm" svg:height="0.739cm" svg:x="17.679cm" svg:y="15.052cm">
          <draw:text-box>
            <text:p text:style-name="P6"><text:span text:style-name="T3">A-204-03</text:span></text:p>
          </draw:text-box>
        </draw:frame>
        <draw:frame draw:style-name="gr1" draw:text-style-name="P1" draw:id="id8" draw:layer="layout" svg:width="2.179cm" svg:height="2.26cm" svg:x="13.861cm" svg:y="10.264cm">
          <draw:image xlink:href="Pictures/10000201000001650000016AE8361526.png" xlink:type="simple" xlink:show="embed" xlink:actuate="onLoad">
            <text:p/>
          </draw:image>
        </draw:frame>
        <draw:frame draw:style-name="gr12" draw:text-style-name="P8" draw:layer="layout" svg:width="2.01cm" svg:height="0.739cm" svg:x="13.773cm" svg:y="10.6cm">
          <draw:text-box>
            <text:p text:style-name="P6"><text:span text:style-name="T3">A-204-05</text:span></text:p>
          </draw:text-box>
        </draw:frame>
        <draw:frame draw:style-name="gr11" draw:text-style-name="P10" draw:layer="layout" svg:width="2.06cm" svg:height="0.679cm" svg:x="13.683cm" svg:y="12.287cm">
          <draw:text-box>
            <text:p text:style-name="P10"><text:span text:style-name="T5">Observation</text:span></text:p>
          </draw:text-box>
        </draw:frame>
        <draw:custom-shape draw:style-name="gr14" draw:text-style-name="P1" draw:layer="layout" svg:width="0.701cm" svg:height="2.957cm" draw:transform="rotate (-0.873537290624183) translate (17.627cm 12.652cm)">
          <text:p/>
          <draw:enhanced-geometry svg:viewBox="0 0 21600 21600" draw:text-areas="?f0 0 ?f2 ?f5" draw:mirror-horizontal="true" draw:mirror-vertical="false" draw:type="down-arrow" draw:modifiers="17009.2643051771 7230.76923076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701cm" svg:height="2.957cm" draw:transform="rotate (-0.873537290624183) translate (13.664cm 12.652cm)">
          <text:p/>
          <draw:enhanced-geometry svg:viewBox="0 0 21600 21600" draw:text-areas="?f0 0 ?f2 ?f5" draw:mirror-horizontal="false" draw:mirror-vertical="false" draw:type="down-arrow" draw:modifiers="17009.2643051771 7230.7692307692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8T09:31:25</meta:creation-date>
    <dc:creator>adminxen</dc:creator>
    <dc:date>2008-02-29T11:55:07</dc:date>
    <meta:editing-cycles>11</meta:editing-cycles>
    <meta:editing-duration>PT11H42M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